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bold" officeooo:rsid="00067c01" officeooo:paragraph-rsid="00100dc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none" fo:font-weight="normal" officeooo:rsid="00067c01" officeooo:paragraph-rsid="00100dcc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2881" officeooo:paragraph-rsid="00102881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2881" officeooo:paragraph-rsid="001800dd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text-properties fo:font-size="13pt" style:text-underline-style="none" fo:font-weight="normal" officeooo:rsid="001339d8" officeooo:paragraph-rsid="001339d8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style:text-underline-style="none" fo:font-weight="normal" officeooo:rsid="001339d8" officeooo:paragraph-rsid="001800dd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style:text-underline-style="none" fo:font-weight="normal" officeooo:rsid="00149534" officeooo:paragraph-rsid="00149534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text-properties fo:font-size="13pt" style:text-underline-style="none" fo:font-weight="normal" officeooo:rsid="00149534" officeooo:paragraph-rsid="001800dd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text-properties fo:font-size="13pt" style:text-underline-style="none" fo:font-weight="normal" officeooo:rsid="0014f8e3" officeooo:paragraph-rsid="0014f8e3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text-properties fo:font-size="13pt" style:text-underline-style="none" fo:font-weight="normal" officeooo:rsid="0014f8e3" officeooo:paragraph-rsid="001800dd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fo:font-size="13pt" style:text-underline-style="none" fo:font-weight="normal" officeooo:rsid="00154ced" officeooo:paragraph-rsid="0014f8e3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text-properties fo:font-size="13pt" style:text-underline-style="none" fo:font-weight="normal" officeooo:rsid="00154ced" officeooo:paragraph-rsid="00154ced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style:text-underline-style="none" fo:font-weight="normal" officeooo:rsid="00154ced" officeooo:paragraph-rsid="001800dd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text-properties fo:font-size="13pt" style:text-underline-style="none" fo:font-weight="normal" officeooo:rsid="00165751" officeooo:paragraph-rsid="00165751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text-properties fo:font-size="13pt" style:text-underline-style="none" fo:font-weight="normal" officeooo:rsid="00165751" officeooo:paragraph-rsid="001800dd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rsid="00165751" officeooo:paragraph-rsid="00165751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65751" officeooo:paragraph-rsid="001800dd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170dfd" officeooo:paragraph-rsid="00170dfd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officeooo:rsid="00067c01" officeooo:paragraph-rsid="00100dcc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7c01" officeooo:paragraph-rsid="00100dcc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paragraph-rsid="00170dfd"/>
    </style:style>
    <style:style style:name="P22" style:family="paragraph" style:parent-style-name="Standard">
      <style:text-properties officeooo:rsid="00170dfd" officeooo:paragraph-rsid="00170dfd"/>
    </style:style>
    <style:style style:name="P23" style:family="paragraph" style:parent-style-name="Standard">
      <style:text-properties officeooo:rsid="001800dd" officeooo:paragraph-rsid="001800dd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00dc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5751" style:font-weight-asian="bold" style:font-weight-complex="bold"/>
    </style:style>
    <style:style style:name="T6" style:family="text">
      <style:text-properties officeooo:rsid="0010d8e1"/>
    </style:style>
    <style:style style:name="T7" style:family="text">
      <style:text-properties officeooo:rsid="00114af0"/>
    </style:style>
    <style:style style:name="T8" style:family="text">
      <style:text-properties officeooo:rsid="001339d8"/>
    </style:style>
    <style:style style:name="T9" style:family="text">
      <style:text-properties officeooo:rsid="00149534"/>
    </style:style>
    <style:style style:name="T10" style:family="text">
      <style:text-properties officeooo:rsid="0014f8e3"/>
    </style:style>
    <style:style style:name="T11" style:family="text">
      <style:text-properties officeooo:rsid="00165751"/>
    </style:style>
    <style:style style:name="T1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170dfd" style:font-size-asian="13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1800dd" style:font-size-asian="13pt" style:font-weight-asian="normal" style:font-size-complex="13pt" style:font-weight-complex="normal"/>
    </style:style>
    <style:style style:name="T15" style:family="text">
      <style:text-properties officeooo:rsid="00196a02"/>
    </style:style>
    <style:style style:name="T16" style:family="text">
      <style:text-properties officeooo:rsid="001a1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SA Lab Report</text:p>
      <text:p text:style-name="P20"/>
      <text:p text:style-name="P19"><text:span text:style-name="T1">Name</text:span>: Koustav Dhar <text:span text:style-name="T1">Roll No.</text:span><text:span text:style-name="T2">:</text:span> 001910501022 <text:span text:style-name="T1">Class</text:span>: BCSE II <text:span text:style-name="T1">Sem</text:span>: First <text:span text:style-name="T1">Session</text:span>: 2020-21</text:p>
      <text:p text:style-name="P19"><draw:line text:anchor-type="paragraph" draw:z-index="0" draw:name="Shape1" draw:style-name="gr1" draw:text-style-name="P24" svg:x1="-0.325cm" svg:y1="0.437cm" svg:x2="17.296cm" svg:y2="0.49cm"><text:p/></draw:line></text:p>
      <text:p text:style-name="P19"/>
      <text:p text:style-name="P2"><text:span text:style-name="T1">Assignment Set</text:span>: <text:span text:style-name="T3">2</text:span></text:p>
      <text:p text:style-name="P2"><text:span text:style-name="T1">Problem No.</text:span>: <text:span text:style-name="T3">5</text:span></text:p>
      <text:p text:style-name="P2"/>
      <text:p text:style-name="P2"><text:span text:style-name="T1">Problem Statement</text:span>:</text:p>
      <text:p text:style-name="Standard">Define an ADT for String.Write C data representation and functions for the operations on the Stringin a Header file, with array as the base data structure,withoutusingany inbuilt function in C.Write a menu-driven main program in a separate file for testing the different operations and include the above header file.</text:p>
      <text:p text:style-name="Standard"/>
      <text:p text:style-name="P2"><text:span text:style-name="T1">Solution Approach</text:span>:</text:p>
      <text:p text:style-name="P3"><text:span text:style-name="T4">String ADT</text:span>: A <text:span text:style-name="T6">string is a finite set of zero or more characters, terminated by a delimiter character, known as NULL character, i.e. ‘\0’. </text:span><text:span text:style-name="T7">String ADT is implemented using a dynamically allocated character array. The functions of </text:span><text:span text:style-name="T8">the String ADT implemented are as follows: </text:span></text:p>
      <text:list xml:id="list1102358640" text:style-name="L1">
        <text:list-item>
          <text:p text:style-name="P5"><text:span text:style-name="T4">null (m)</text:span>: function to returns a null string whose maximum length is m characters.This function dynamically allocates <text:span text:style-name="T9">(m + 1) characters for the character array.</text:span></text:p>
        </text:list-item>
        <text:list-item>
          <text:p text:style-name="P7"><text:span text:style-name="T4">length (String a)</text:span>: function to return number of characters in a string. This function calculates the string length till the delimiter character is found.</text:p>
        </text:list-item>
        <text:list-item>
          <text:p text:style-name="P7"><text:span text:style-name="T4">compare (String a, String b)</text:span>: function to compare two strings, whether the two strings are equal, lesser or greater lexicographically. This functions returns 0 if both string are equal, -1 if first string is lexicographically lesser and 1 if first string is lexicographically greater.</text:p>
        </text:list-item>
        <text:list-item>
          <text:p text:style-name="P7"><text:span text:style-name="T4">isnull (String a)</text:span>: function to check if given string is a null string or not. <text:span text:style-name="T10">This function returns true if it’s a NULL string, else false.</text:span></text:p>
        </text:list-item>
        <text:list-item>
          <text:p text:style-name="P9"><text:span text:style-name="T4">concat (String a, String b)</text:span>: function to concat two strings. If two strings a and b are passed, this function returns a new string with a and b concatenated.</text:p>
        </text:list-item>
        <text:list-item>
          <text:p text:style-name="P11"><text:span text:style-name="T4">substr (String a, i, j)</text:span>: function to return the substring of the passed string, i.e. the substring which starts at index i and of length j, given the substring is a valid one.</text:p>
        </text:list-item>
        <text:list-item>
          <text:p text:style-name="P12"><text:span text:style-name="T5">i</text:span><text:span text:style-name="T4">nput (</text:span><text:span text:style-name="T5">)</text:span><text:span text:style-name="T11">: function to input a string. This function takes a string as a input and then returns a String variable with the input string as it’s content.</text:span></text:p>
        </text:list-item>
        <text:list-item>
          <text:p text:style-name="P14"><text:span text:style-name="T4">output (String a)</text:span>: function to print the passed string.</text:p>
        </text:list-item>
        <text:list-item>
          <text:p text:style-name="P14"><text:span text:style-name="T4">clear (String* a)</text:span>: fucntion to free the dynamically allocated memory for the string.</text:p>
        </text:list-item>
      </text:list>
      <text:p text:style-name="P16"/>
      <text:p text:style-name="P2"><text:span text:style-name="T1">Structured Pseudocode</text:span>:</text:p>
      <text:p text:style-name="P18">STRUCT String:</text:p>
      <text:p text:style-name="P18"><text:tab/>s</text:p>
      <text:p text:style-name="P18">END</text:p>
      <text:p text:style-name="P18"/>
      <text:p text:style-name="P18">FUNCTION null (m):</text:p>
      <text:p text:style-name="P18"><text:tab/>declare a String named a</text:p>
      <text:p text:style-name="P18"><text:tab/>dynamically allocate (m+1) space in the String a</text:p>
      <text:p text:style-name="P18"><text:tab/>a.s[0] = ‘\0’</text:p>
      <text:p text:style-name="P18"><text:soft-page-break/><text:tab/>RETURN a</text:p>
      <text:p text:style-name="P18"/>
      <text:p text:style-name="P18">FUNCTION length (String a):</text:p>
      <text:p text:style-name="P18"><text:tab/>len = 0</text:p>
      <text:p text:style-name="P18"><text:tab/>WHILE (a.s[len] != ‘\0’):</text:p>
      <text:p text:style-name="P18"><text:tab/><text:tab/>len = len + 1</text:p>
      <text:p text:style-name="P18"><text:tab/>RETURN len</text:p>
      <text:p text:style-name="P18"/>
      <text:p text:style-name="P18">FUNCTION compare (String a, String b):</text:p>
      <text:p text:style-name="P18"><text:tab/>lena = length(a), lenb = length(b)</text:p>
      <text:p text:style-name="P18"><text:tab/>i = 0</text:p>
      <text:p text:style-name="P21"><text:span text:style-name="T13"><text:tab/>WHILE i &lt; lena and i &lt; lenb:</text:span></text:p>
      <text:p text:style-name="P21"><text:span text:style-name="T13"><text:tab/><text:tab/>IF a.s[i] == b.s[i]:</text:span></text:p>
      <text:p text:style-name="P21"><text:span text:style-name="T13"><text:tab/><text:tab/><text:tab/>i = i + 1</text:span></text:p>
      <text:p text:style-name="P21"><text:span text:style-name="T13"><text:tab/><text:tab/><text:tab/>CONTINUE</text:span></text:p>
      <text:p text:style-name="P21"><text:span text:style-name="T13"><text:tab/><text:tab/>ELSE IF a.s[i] &lt; b.s[i]:</text:span></text:p>
      <text:p text:style-name="P21"><text:span text:style-name="T13"><text:tab/><text:tab/><text:tab/>RETURN -1</text:span></text:p>
      <text:p text:style-name="P21"><text:span text:style-name="T13"><text:tab/><text:tab/>ELSE:</text:span></text:p>
      <text:p text:style-name="P21"><text:span text:style-name="T13"><text:tab/><text:tab/><text:tab/>RETURN 1</text:span></text:p>
      <text:p text:style-name="P21"><text:span text:style-name="T13"><text:tab/><text:tab/>i = i + 1</text:span></text:p>
      <text:p text:style-name="P21"><text:span text:style-name="T13"><text:tab/>IF i == lena and i == lenb:</text:span></text:p>
      <text:p text:style-name="P21"><text:span text:style-name="T13"><text:tab/><text:tab/>RETURN 0</text:span></text:p>
      <text:p text:style-name="P21"><text:span text:style-name="T13"><text:tab/>ELSE IF i != lena:</text:span></text:p>
      <text:p text:style-name="P21"><text:span text:style-name="T13"><text:tab/><text:tab/>RETURN 1</text:span></text:p>
      <text:p text:style-name="P21"><text:span text:style-name="T13"><text:tab/>ELSE:</text:span></text:p>
      <text:p text:style-name="P21"><text:span text:style-name="T13"><text:tab/><text:tab/>RETURN -1</text:span></text:p>
      <text:p text:style-name="P21"><text:span text:style-name="T13"/></text:p>
      <text:p text:style-name="P22"><text:span text:style-name="T12">FUNCTION isnull (String a):</text:span></text:p>
      <text:p text:style-name="P22"><text:span text:style-name="T12"><text:tab/>lena = length(a)</text:span></text:p>
      <text:p text:style-name="P22"><text:span text:style-name="T12"><text:tab/>nulla = null(lena)</text:span></text:p>
      <text:p text:style-name="P22"><text:span text:style-name="T12"><text:tab/>IF compare(a, nulla) == 0):</text:span></text:p>
      <text:p text:style-name="P22"><text:span text:style-name="T12"><text:tab/><text:tab/>RETURN true</text:span></text:p>
      <text:p text:style-name="P22"><text:span text:style-name="T12"><text:tab/>ELSE:</text:span></text:p>
      <text:p text:style-name="P22"><text:span text:style-name="T12"><text:tab/><text:tab/>RETURN false</text:span></text:p>
      <text:p text:style-name="P22"><text:span text:style-name="T12"/></text:p>
      <text:p text:style-name="P22"><text:span text:style-name="T12">FUNCTION concat (String a, String b):<text:tab/></text:span></text:p>
      <text:p text:style-name="P22"><text:span text:style-name="T12"><text:tab/>lena = length(a), lenb = length(b)</text:span></text:p>
      <text:p text:style-name="P22"><text:span text:style-name="T12"><text:tab/>c = null(lena + lenb)</text:span></text:p>
      <text:p text:style-name="P22"><text:span text:style-name="T12"><text:tab/>i = 0, j = 0</text:span></text:p>
      <text:p text:style-name="P22"><text:span text:style-name="T12"><text:tab/></text:span><text:span text:style-name="T14">WHILE i &lt; lena:</text:span></text:p>
      <text:p text:style-name="P22"><text:span text:style-name="T14"><text:tab/><text:tab/>c.s[i] = a.s[i]</text:span></text:p>
      <text:p text:style-name="P22"><text:span text:style-name="T14"><text:tab/><text:tab/>i = i + 1</text:span></text:p>
      <text:p text:style-name="P22"><text:span text:style-name="T14"><text:tab/>WHILE j &lt; lenb:</text:span></text:p>
      <text:p text:style-name="P22"><text:span text:style-name="T14"><text:tab/><text:tab/>c.s[i] = b.s[j]</text:span></text:p>
      <text:p text:style-name="P22"><text:span text:style-name="T14"><text:tab/><text:tab/>i = i + 1</text:span></text:p>
      <text:p text:style-name="P22"><text:span text:style-name="T14"><text:tab/><text:tab/>j = j + 1</text:span></text:p>
      <text:p text:style-name="P22"><text:span text:style-name="T14"><text:tab/>c.s[i] = ‘\0’</text:span></text:p>
      <text:p text:style-name="P22"><text:span text:style-name="T14"><text:tab/>RETURN c</text:span></text:p>
      <text:p text:style-name="P23"><text:soft-page-break/><text:span text:style-name="T12">FUNCTION substr (String a, i, j):</text:span></text:p>
      <text:p text:style-name="P23"><text:span text:style-name="T12"><text:tab/>lena = length(a)</text:span></text:p>
      <text:p text:style-name="P23"><text:span text:style-name="T12"><text:tab/>IF i &gt;= 0 and i &lt; lena and j &gt;= 0 and i + j – 1 &lt; lena:</text:span></text:p>
      <text:p text:style-name="P23"><text:span text:style-name="T12"><text:tab/><text:tab/>sub = null(j)</text:span></text:p>
      <text:p text:style-name="P23"><text:span text:style-name="T12"><text:tab/><text:tab/>ind = i</text:span></text:p>
      <text:p text:style-name="P23"><text:span text:style-name="T12"><text:tab/><text:tab/>WHILE ind &lt; i + j:</text:span></text:p>
      <text:p text:style-name="P23"><text:span text:style-name="T12"><text:tab/><text:tab/><text:tab/>sub.s[ind -i] = a.s[ind]</text:span></text:p>
      <text:p text:style-name="P23"><text:span text:style-name="T12"><text:tab/><text:tab/><text:tab/>ind = ind + 1</text:span></text:p>
      <text:p text:style-name="P23"><text:span text:style-name="T12"><text:tab/><text:tab/>sub.s[j] = ‘\0’</text:span></text:p>
      <text:p text:style-name="P23"><text:span text:style-name="T12"><text:tab/><text:tab/>RETURN sub</text:span></text:p>
      <text:p text:style-name="P23"><text:span text:style-name="T12"><text:tab/>ELSE:</text:span></text:p>
      <text:p text:style-name="P23"><text:span text:style-name="T12"><text:tab/><text:tab/>sub = null(lena)</text:span></text:p>
      <text:p text:style-name="P23"><text:span text:style-name="T12"><text:tab/><text:tab/>RETURN sub</text:span></text:p>
      <text:p text:style-name="P23"><text:span text:style-name="T12"/></text:p>
      <text:p text:style-name="P23"><text:span text:style-name="T12">FUNCTION input ():</text:span></text:p>
      <text:p text:style-name="P23"><text:span text:style-name="T12"><text:tab/>INPUT str</text:span></text:p>
      <text:p text:style-name="P23"><text:span text:style-name="T12"><text:tab/>lenstr = 0</text:span></text:p>
      <text:p text:style-name="P23"><text:span text:style-name="T12"><text:tab/>WHILE str[lenstr] != ‘\0’:</text:span></text:p>
      <text:p text:style-name="P23"><text:span text:style-name="T12"><text:tab/><text:tab/>lenstr = lenstr + 1</text:span></text:p>
      <text:p text:style-name="P23"><text:span text:style-name="T12"><text:tab/>a = null(lenstr)</text:span></text:p>
      <text:p text:style-name="P23"><text:span text:style-name="T12"><text:tab/>FOR i in 0 to lenstr:</text:span></text:p>
      <text:p text:style-name="P23"><text:span text:style-name="T12"><text:tab/><text:tab/>a.s[i] = str[i]</text:span></text:p>
      <text:p text:style-name="P23"><text:span text:style-name="T12"><text:tab/>RETURN a</text:span></text:p>
      <text:p text:style-name="P23"><text:span text:style-name="T12"/></text:p>
      <text:p text:style-name="P23"><text:span text:style-name="T12">FUNCTION output (String a):</text:span></text:p>
      <text:p text:style-name="P23"><text:span text:style-name="T12"><text:tab/>OUTPUT a.s</text:span></text:p>
      <text:p text:style-name="P23"><text:span text:style-name="T12"/></text:p>
      <text:p text:style-name="P23"><text:span text:style-name="T12">FUNCTION clear (String* a):</text:span></text:p>
      <text:p text:style-name="P23"><text:span text:style-name="T12"><text:tab/>FREE a-&gt;s</text:span></text:p>
      <text:p text:style-name="P22"><text:span text:style-name="T12"><text:tab/></text:span></text:p>
      <text:p text:style-name="P2"><text:span text:style-name="T1">Results</text:span>:</text:p>
      <text:p text:style-name="P2"/>
      <text:p text:style-name="P2"><text:span text:style-name="T1">Discussion</text:span>:</text:p>
      <text:p text:style-name="P4"><text:span text:style-name="T7">The functions of </text:span><text:span text:style-name="T8">the String ADT implemented are as follows: </text:span></text:p>
      <text:list xml:id="list124415021653244" text:continue-numbering="true" text:style-name="L1">
        <text:list-item>
          <text:p text:style-name="P6"><text:span text:style-name="T4">null (m)</text:span>: <text:span text:style-name="T15">This function dynamically allocates (m + 1) characters in the memory for the string.</text:span></text:p>
        </text:list-item>
        <text:list-item>
          <text:p text:style-name="P8"><text:span text:style-name="T4">length (String a)</text:span>: <text:span text:style-name="T15">This function traverses through the string, until it finds the delimiter character, i.e. ‘\0’, hence, the time complexity is O(n), where n is the length of the string.</text:span></text:p>
        </text:list-item>
        <text:list-item>
          <text:p text:style-name="P8"><text:span text:style-name="T4">compare (String a, String b)</text:span>: <text:span text:style-name="T15">This function traverses through both the strings until one of the string comes to it’s end, or a mismatch is found. <text:s/>So, <text:s/>in worst case it’ll end up traversing the whole string which has smaller length. Hence, this method also takes O(n) time.</text:span></text:p>
        </text:list-item>
        <text:list-item>
          <text:p text:style-name="P8"><text:span text:style-name="T4">isnull (String a)</text:span>: <text:span text:style-name="T15">This function generates a null string using null method and also calls compare method to check if this is a null string. Now, in the compare function, one String is always NULL(or, empty) string, hence, it won’t traverse any index. So, the time complexity should be O(1).</text:span></text:p>
        </text:list-item>
        <text:list-item>
          <text:p text:style-name="P10"><text:soft-page-break/><text:span text:style-name="T4">concat (String a, String b)</text:span>: <text:span text:style-name="T16">This function traverses both strings and concats the second one to first one. Hence, the time complexity will be O(n+m), where n and m are the string lengths of the Strings a and b.</text:span></text:p>
        </text:list-item>
        <text:list-item>
          <text:p text:style-name="P13"><text:span text:style-name="T4">substr (String a, i, j)</text:span>: <text:span text:style-name="T16">This function checks if the substring requested is a valid one. If valid, it traverses from the starting point for j length and copies the characters to a new String sub, which the function returns. The loop traverses ‘j’ times, and in the worst case, ‘j’ can be the whole string, hence, the time complexity will be O(n).</text:span></text:p>
        </text:list-item>
        <text:list-item>
          <text:p text:style-name="P13"><text:span text:style-name="T5">i</text:span><text:span text:style-name="T4">nput (</text:span><text:span text:style-name="T5">)</text:span><text:span text:style-name="T11">: </text:span><text:span text:style-name="T16">This function takes the input of the string and copies it to a String variable. A whole traversal takes place during copying, hence, the time complexity is O(n).</text:span></text:p>
        </text:list-item>
        <text:list-item>
          <text:p text:style-name="P15"><text:span text:style-name="T4">output (String a)</text:span>: <text:span text:style-name="T16">This function prints the string, and the time complexity of printing a string of n characters is O(n).</text:span></text:p>
        </text:list-item>
        <text:list-item>
          <text:p text:style-name="P15"><text:span text:style-name="T4">clear (String* a)</text:span>: <text:span text:style-name="T16">This function frees</text:span> the dynamically allocated memory for the string.</text:p>
        </text:list-item>
      </text:list>
      <text:p text:style-name="P17"/>
      <text:p text:style-name="P2"/>
      <text:p text:style-name="P2"><text:span text:style-name="T1">Separate files containing commented source code</text:span>: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1:07:53.174105820</meta:creation-date>
    <dc:date>2020-12-17T12:44:12.890784837</dc:date>
    <meta:editing-duration>PT19M2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109" meta:word-count="990" meta:character-count="5420" meta:non-whitespace-character-count="4447"/>
  </office:meta>
</office:document-meta>
</file>